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ipelinesNode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ipelinesNode.setErrorHandler( ProcessingNode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ipelinesNode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ipelinesNode.setChildren( ProcessingNode [ ] nod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ipelinesNode.invoke( Environment env , InvokeContext 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ipelinesNode.Pipelines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